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85in" style:rel-column-width="11049*"/>
    </style:style>
    <style:style style:name="Table1.B" style:family="table-column">
      <style:table-column-properties style:column-width="0.1826in" style:rel-column-width="1788*"/>
    </style:style>
    <style:style style:name="Table1.C" style:family="table-column">
      <style:table-column-properties style:column-width="2.2174in" style:rel-column-width="21711*"/>
    </style:style>
    <style:style style:name="Table1.D" style:family="table-column">
      <style:table-column-properties style:column-width="1.2806in" style:rel-column-width="12538*"/>
    </style:style>
    <style:style style:name="Table1.E" style:family="table-column">
      <style:table-column-properties style:column-width="0.191in" style:rel-column-width="1869*"/>
    </style:style>
    <style:style style:name="Table1.F" style:family="table-column">
      <style:table-column-properties style:column-width="1.6931in" style:rel-column-width="16580*"/>
    </style:style>
    <style:style style:name="Table1.A1" style:family="table-cell">
      <style:table-cell-properties fo:padding="0.0097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097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097in" fo:border="0.05pt solid #000000"/>
    </style:style>
    <style:style style:name="Table5.A2" style:family="table-cell">
      <style:table-cell-properties fo:padding="0.0097in" fo:border-left="0.05pt solid #000000" fo:border-right="none" fo:border-top="none" fo:border-bottom="0.05pt solid #000000"/>
    </style:style>
    <style:style style:name="Table5.B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34in" style:rel-column-width="4249*"/>
    </style:style>
    <style:style style:name="Table2.B" style:family="table-column">
      <style:table-column-properties style:column-width="2.3785in" style:rel-column-width="23288*"/>
    </style:style>
    <style:style style:name="Table2.C" style:family="table-column">
      <style:table-column-properties style:column-width="1.5021in" style:rel-column-width="14707*"/>
    </style:style>
    <style:style style:name="Table2.D" style:family="table-column">
      <style:table-column-properties style:column-width="2.3785in" style:rel-column-width="23291*"/>
    </style:style>
    <style:style style:name="Table2.A1" style:family="table-cell">
      <style:table-cell-properties fo:padding="0.0097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097in" fo:border="0.05pt solid #000000"/>
    </style:style>
    <style:style style:name="Table2.A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097in" fo:border-left="0.05pt solid #000000" fo:border-right="none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097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097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P3" style:family="paragraph" style:parent-style-name="Table_20_Contents">
      <style:paragraph-properties fo:text-align="justify" style:justify-single-word="false"/>
      <style:text-properties style:font-name="Muli" fo:font-size="10pt" style:font-size-asian="8.75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Muli" fo:font-size="10pt" officeooo:rsid="000d0bf3" officeooo:paragraph-rsid="000d0bf3" style:font-size-asian="8.75pt" style:font-size-complex="10pt"/>
    </style:style>
    <style:style style:name="P5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font-name="Muli" fo:font-size="10pt" officeooo:rsid="000d0bf3" officeooo:paragraph-rsid="000d0bf3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Muli" fo:font-size="10pt" style:font-size-asian="8.75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Muli" fo:font-size="10pt" officeooo:rsid="000d4483" officeooo:paragraph-rsid="000d4483" style:font-size-asian="8.75pt" style:font-size-complex="10pt"/>
    </style:style>
    <style:style style:name="P8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font-name="Muli" fo:font-size="10pt" officeooo:rsid="000d4483" officeooo:paragraph-rsid="000d4483" style:font-size-asian="8.75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Muli" fo:font-size="10pt" officeooo:rsid="001b4176" officeooo:paragraph-rsid="001b4176" style:font-size-asian="8.75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Muli" fo:font-size="10pt" style:text-underline-style="solid" style:text-underline-width="auto" style:text-underline-color="font-color" officeooo:rsid="002ad114" officeooo:paragraph-rsid="002ad114" style:font-size-asian="8.75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3" style:family="paragraph" style:parent-style-name="Standard">
      <style:paragraph-properties fo:text-align="center" style:justify-single-word="false"/>
      <style:text-properties officeooo:paragraph-rsid="000d0bf3"/>
    </style:style>
    <style:style style:name="P14" style:family="paragraph" style:parent-style-name="Table_20_Contents">
      <style:text-properties officeooo:paragraph-rsid="0031d23f"/>
    </style:style>
    <style:style style:name="T1" style:family="text">
      <style:text-properties officeooo:rsid="00d257e3"/>
    </style:style>
    <style:style style:name="T2" style:family="text">
      <style:text-properties officeooo:rsid="0086a79d"/>
    </style:style>
    <style:style style:name="T3" style:family="text">
      <style:text-properties officeooo:rsid="0085d5fb"/>
    </style:style>
    <style:style style:name="T4" style:family="text">
      <style:text-properties officeooo:rsid="007a8fba"/>
    </style:style>
    <style:style style:name="T5" style:family="text">
      <style:text-properties style:font-name="Muli" fo:font-size="8pt" officeooo:rsid="0031d23f" style:font-size-asian="8pt" style:font-size-complex="8pt"/>
    </style:style>
    <style:style style:name="T6" style:family="text">
      <style:text-properties style:font-name="Muli" fo:font-size="8pt" officeooo:rsid="00361d69" style:font-size-asian="8pt" style:font-size-complex="8pt"/>
    </style:style>
    <style:style style:name="T7" style:family="text">
      <style:text-properties style:font-name="Muli" fo:font-size="10pt" style:text-underline-style="solid" style:text-underline-width="auto" style:text-underline-color="font-color" fo:font-weight="bold" officeooo:rsid="000d0bf3" style:font-size-asian="8.75pt" style:font-weight-asian="bold" style:font-size-complex="10pt" style:font-weight-complex="bold"/>
    </style:style>
    <style:style style:name="T8" style:family="text">
      <style:text-properties style:font-name="Muli" fo:font-size="10pt" style:text-underline-style="solid" style:text-underline-width="auto" style:text-underline-color="font-color" fo:font-weight="bold" officeooo:rsid="00343e42" style:font-size-asian="8.75pt" style:font-weight-asian="bold" style:font-size-complex="10pt" style:font-weight-complex="bold"/>
    </style:style>
    <style:style style:name="T9" style:family="text">
      <style:text-properties officeooo:rsid="00343e42"/>
    </style:style>
    <style:style style:name="T10" style:family="text">
      <style:text-properties officeooo:rsid="00361d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7">Penerimaan </text:span><text:span text:style-name="T8">Donasi</text:span></text:p>
      <text:p text:style-name="P11"><text:text-input text:description="&lt;o.name&gt;"># DOKUMEN</text:text-input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849724836128">
          <table:table-cell table:style-name="Table1.A1" office:value-type="string">
            <text:p text:style-name="P4">Rekanan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3"><text:text-input text:description="&lt;o.partner_id and o.partner_id.name or &quot;-&quot;&gt;">REKANAN</text:text-input></text:p>
          </table:table-cell>
          <table:table-cell table:style-name="Table1.A1" office:value-type="string">
            <text:p text:style-name="P4">Tanggal Rencana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3"><text:text-input text:description="&lt;convert_datetime_utc(o.min_date)&gt;">TGL. RENCANA</text:text-input></text:p>
          </table:table-cell>
        </table:table-row>
        <table:table-row table:style-name="TableLine94849725113280">
          <table:table-cell table:style-name="Table1.A1" office:value-type="string">
            <text:p text:style-name="P7">Kantor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3"><text:text-input text:description="&lt;o.picking_type_id.warehouse_id.name&gt;">KANTOR</text:text-input></text:p>
          </table:table-cell>
          <table:table-cell table:style-name="Table1.A1" office:value-type="string">
            <text:p text:style-name="P4">Tanggal Diterima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3"><text:text-input text:description="&lt;convert_datetime_utc(o.date_done)&gt;">TGL. DITERIMA</text:text-input></text:p>
          </table:table-cell>
        </table:table-row>
        <table:table-row table:style-name="TableLine94849725114416">
          <table:table-cell table:style-name="Table1.A1" office:value-type="string">
            <text:p text:style-name="P7">Unit Kerja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3"><text:text-input text:description="&lt;o.operating_unit_id.name&gt;">UNIT KERJA</text:text-input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94849725115584">
          <table:table-cell table:style-name="Table1.A1" office:value-type="string">
            <text:p text:style-name="P4">Dok. Referensi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3"><text:text-input text:description="&lt;o.origin or &quot;-&quot;&gt;">DOK. REF</text:text-input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row table:style-name="TableLine94849725117232">
          <table:table-cell table:style-name="Table5.A1" office:value-type="string">
            <text:p text:style-name="P8">Alamat Asal Penerima</text:p>
          </table:table-cell>
          <table:table-cell table:style-name="Table5.B1" office:value-type="string">
            <text:p text:style-name="P8">Alamat Tujuan Pengiriman</text:p>
          </table:table-cell>
        </table:table-row>
        <table:table-row table:style-name="TableLine94849725124464">
          <table:table-cell table:style-name="Table5.A2" office:value-type="string">
            <text:p text:style-name="P3"><text:text-input text:description="&lt;o.origin_address_id and o.origin_address_id.contact_address or &quot;-&quot;&gt;">ALAMAT ASAL</text:text-input></text:p>
          </table:table-cell>
          <table:table-cell table:style-name="Table5.B2" office:value-type="string">
            <text:p text:style-name="P3"><text:text-input text:description="&lt;o.delivery_address_id and o.delivery_address_id.contact_address or &quot;-&quot;&gt;">ALAMAT TUJUAN</text:text-input>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849725125840">
          <table:table-cell table:style-name="Table2.A1" office:value-type="string">
            <text:p text:style-name="P5">No.</text:p>
          </table:table-cell>
          <table:table-cell table:style-name="Table2.A1" office:value-type="string">
            <text:p text:style-name="P5">Jenis Barang</text:p>
          </table:table-cell>
          <table:table-cell table:style-name="Table2.A1" office:value-type="string">
            <text:p text:style-name="P5">Kuantitas</text:p>
          </table:table-cell>
          <table:table-cell table:style-name="Table2.D1" office:value-type="string">
            <text:p text:style-name="P5"># Inventaris</text:p>
          </table:table-cell>
        </table:table-row>
        <table:table-row table:style-name="TableLine94849725146304">
          <table:table-cell table:style-name="Table2.A2" table:number-columns-spanned="4" office:value-type="string">
            <text:p text:style-name="P3"><text:text-input text:description="&lt;for each=&quot;detail in o.move_lines&quot;&gt;">START LOOP</text:text-input></text:p>
          </table:table-cell>
          <table:covered-table-cell/>
          <table:covered-table-cell/>
          <table:covered-table-cell/>
        </table:table-row>
        <table:table-row table:style-name="TableLine94849725147024">
          <table:table-cell table:style-name="Table2.A3" office:value-type="string">
            <text:p text:style-name="P3"><text:text-input text:description="&lt;nomor()&gt;">NO</text:text-input>.</text:p>
          </table:table-cell>
          <table:table-cell table:style-name="Table2.A3" office:value-type="string">
            <text:p text:style-name="P3"><text:text-input text:description="&lt;detail.product_id.display_name&gt;">BARANG</text:text-input></text:p>
          </table:table-cell>
          <table:table-cell table:style-name="Table2.A3" office:value-type="string">
            <text:p text:style-name="P6"><text:text-input text:description="&lt;detail.product_uom_qty&gt;">QTY</text:text-input><text:s/><text:text-input text:description="&lt;detail.product_uom.name&gt;">UOM</text:text-input></text:p>
          </table:table-cell>
          <table:table-cell table:style-name="Table2.A2" office:value-type="string">
            <text:p text:style-name="P3"><text:text-input text:description="&lt;for each=&quot;lot in detail.lot_info_ids&quot;&gt;">START LOOP</text:text-input></text:p>
            <text:p text:style-name="P3"><text:text-input text:description="&lt;lot.lot_id.name&gt;"># LOT</text:text-input></text:p>
            <text:p text:style-name="P3"><text:text-input text:description="&lt;/for&gt;">END LOOP</text:text-input></text:p>
          </table:table-cell>
        </table:table-row>
        <table:table-row table:style-name="TableLine94849725149744">
          <table:table-cell table:style-name="Table2.A4" table:number-columns-spanned="4" office:value-type="string">
            <text:p text:style-name="P3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P12"/>
      <table:table table:name="Table3" table:style-name="Table3">
        <table:table-column table:style-name="Table3.A"/>
        <table:table-row table:style-name="TableLine94849725151264">
          <table:table-cell table:style-name="Table3.A1" office:value-type="string">
            <text:p text:style-name="P10">Catatan</text:p>
          </table:table-cell>
        </table:table-row>
        <table:table-row table:style-name="TableLine94849725154256">
          <table:table-cell table:style-name="Table3.A1" office:value-type="string">
            <text:p text:style-name="P3"><text:text-input text:description="&lt;o.note&gt;">NOTE</text:text-input></text:p>
          </table:table-cell>
        </table:table-row>
      </table:table>
      <text:p text:style-name="P12"/>
      <table:table table:name="Table4" table:style-name="Table4">
        <table:table-column table:style-name="Table4.A" table:number-columns-repeated="3"/>
        <table:table-row table:style-name="TableLine94849725889440">
          <table:table-cell table:style-name="Table4.A1" office:value-type="string">
            <text:p text:style-name="P4">Disiapkan Oleh,</text:p>
          </table:table-cell>
          <table:table-cell table:style-name="Table4.A1" office:value-type="string">
            <text:p text:style-name="P4">Disetujui Oleh,</text:p>
          </table:table-cell>
          <table:table-cell table:style-name="Table4.A1" office:value-type="string">
            <text:p text:style-name="P4">Mengetahui,</text:p>
          </table:table-cell>
        </table:table-row>
        <table:table-row table:style-name="TableLine94849725899952">
          <table:table-cell table:style-name="Table4.A1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Line94849725900304">
          <table:table-cell table:style-name="Table4.A1" office:value-type="string">
            <text:p text:style-name="P9">(……………………………………………………….)</text:p>
          </table:table-cell>
          <table:table-cell table:style-name="Table4.A1" office:value-type="string">
            <text:p text:style-name="P9">(……………………………………………………….)</text:p>
          </table:table-cell>
          <table:table-cell table:style-name="Table4.A1" office:value-type="string">
            <text:p text:style-name="P9">(……………………………………………………….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-</number:text>
      <number:month number:style="long" number:textual="true"/>
      <number:text>-</number:text>
      <number:year number:style="long"/>
    </number:date-style>
    <number:date-style style:name="N122">
      <number:day number:style="long"/>
      <number:text>-</number:text>
      <number:month number:style="long"/>
      <number:text>-</number:text>
      <number:year number:style="long"/>
    </number:date-style>
    <number:date-style style:name="N10121" number:language="en" number:country="US">
      <number:day/>
      <number:text>-</number:text>
      <number:month number:style="long"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border-line-width-top="0.0111in 0.0111in 0.0111in" fo:padding="0.0097in" fo:border-left="none" fo:border-right="none" fo:border-top="2.35pt double #000000" fo:border-bottom="none"/>
    </style:style>
    <style:style style:name="MP1" style:family="paragraph" style:parent-style-name="Table_20_Contents">
      <style:text-properties officeooo:paragraph-rsid="0031d23f"/>
    </style:style>
    <style:style style:name="MP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MT1" style:family="text">
      <style:text-properties style:font-name="Muli" fo:font-size="8pt" officeooo:rsid="0031d23f" style:font-size-asian="8pt" style:font-size-complex="8pt"/>
    </style:style>
    <style:style style:name="MT2" style:family="text">
      <style:text-properties style:font-name="Muli" fo:font-size="8pt" officeooo:rsid="00361d69" style:font-size-asian="8pt" style:font-size-complex="8pt"/>
    </style:style>
    <style:style style:name="MT3" style:family="text">
      <style:text-properties officeooo:rsid="00d257e3"/>
    </style:style>
    <style:style style:name="MT4" style:family="text">
      <style:text-properties officeooo:rsid="0086a79d"/>
    </style:style>
    <style:style style:name="MT5" style:family="text">
      <style:text-properties officeooo:rsid="0085d5fb"/>
    </style:style>
    <style:style style:name="MT6" style:family="text">
      <style:text-properties officeooo:rsid="007a8fb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able:table table:name="Table6" table:style-name="Table6">
          <table:table-column table:style-name="Table6.A"/>
          <table:table-column table:style-name="Table6.B"/>
          <table:table-row table:style-name="TableLine94849725647824">
            <table:table-cell table:style-name="Table6.A1" office:value-type="string">
              <text:p text:style-name="MP1"><text:span text:style-name="MT1">Penerimaan </text:span><text:span text:style-name="MT2">Donasi</text:span><text:span text:style-name="MT1"> # </text:span><text:span text:style-name="MT1"><text:text-input text:description="&lt;o.name&gt;"># DOK</text:text-input></text:span></text:p>
            </table:table-cell>
            <table:table-cell table:style-name="Table6.A1" office:value-type="string">
              <text:p text:style-name="MP2">Halaman <text:page-number text:select-page="current">0</text:page-number><text:s/>dari <text:page-count>1</text:page-count><text:s/>halaman</text:p>
              <text:p text:style-name="MP2">Tanggal cetak <text:span text:style-name="MT3"><text:date style:data-style-name="N10052" text:date-value="2021-12-18T22:07:15.351676843">2021-12-18 22:07:00</text:date></text:span></text:p>
              <text:p text:style-name="MP3"><text:span text:style-name="MT4">Dicetak </text:span><text:span text:style-name="MT5">O</text:span><text:span text:style-name="MT6">leh : </text:span><text:span text:style-name="MT6"><text:text-input text:description="&lt;user&gt;">USER</text:text-inpu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20:33:03.665032295</meta:creation-date>
    <dc:date>2021-12-18T22:07:15.154107581</dc:date>
    <meta:editing-duration>PT58M2S</meta:editing-duration>
    <meta:editing-cycles>43</meta:editing-cycles>
    <meta:generator>LibreOffice/6.4.7.2$Linux_X86_64 LibreOffice_project/40$Build-2</meta:generator>
    <meta:document-statistic meta:table-count="6" meta:image-count="0" meta:object-count="0" meta:page-count="1" meta:paragraph-count="48" meta:word-count="131" meta:character-count="584" meta:non-whitespace-character-count="544"/>
  </office:meta>
</office:document-meta>
</file>